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3bc" officeooo:paragraph-rsid="000473bc"/>
    </style:style>
    <style:style style:name="P2" style:family="paragraph" style:parent-style-name="Standard">
      <style:text-properties officeooo:rsid="000473bc" officeooo:paragraph-rsid="000473bc"/>
    </style:style>
    <style:style style:name="P3" style:family="paragraph" style:parent-style-name="Standard">
      <style:text-properties officeooo:rsid="00067c85" officeooo:paragraph-rsid="00067c85"/>
    </style:style>
    <style:style style:name="P4" style:family="paragraph" style:parent-style-name="Standard">
      <style:text-properties officeooo:rsid="00069de1" officeooo:paragraph-rsid="00069de1"/>
    </style:style>
    <style:style style:name="T1" style:family="text">
      <style:text-properties officeooo:rsid="000578fa"/>
    </style:style>
    <style:style style:name="T2" style:family="text">
      <style:text-properties officeooo:rsid="00069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e</text:p>
      <text:p text:style-name="P1">7 <text:s/>students (20yo) in a flat who don’t speak the same language but they still can understand themselves </text:p>
      <text:p text:style-name="P1"><text:span text:style-name="T1">languages: </text:span>italian, french, english, german, d<text:span text:style-name="T1">a</text:span>nish, spanish</text:p>
      <text:p text:style-name="P1">poor / drink and smoke </text:p>
      <text:p text:style-name="P1">dance / kisses</text:p>
      <text:p text:style-name="P1"/>
      <text:p text:style-name="P3">Imagine the situation</text:p>
      <text:p text:style-name="P3">The scene takes place maybe in Barcelona. People in the flat don’t speak the same language. They maybe left Paris for Spain. Maybe it’s a TV show.</text:p>
      <text:p text:style-name="P3"/>
      <text:p text:style-name="P3">Imagine who these people are</text:p>
      <text:p text:style-name="P3">Strangers | students | roommates | friends </text:p>
      <text:p text:style-name="P3"/>
      <text:p text:style-name="P3">Why do you think they want to share a flat ?</text:p>
      <text:p text:style-name="P3">They don’t have enough money to pay a hotel room maybe. </text:p>
      <text:p text:style-name="P3">To meet new people <text:span text:style-name="T2">to share the rent | chores / bills </text:span></text:p>
      <text:p text:style-name="P4"/>
      <text:p text:style-name="P4">Imagine the questions they may ask the applicant </text:p>
      <text:p text:style-name="P4">Where did you come from ?</text:p>
      <text:p text:style-name="P4">What’s your name ?</text:p>
      <text:p text:style-name="P4">How old are you ? </text:p>
      <text:p text:style-name="P4">Why would you join the flat sharing ?</text:p>
      <text:p text:style-name="P4">How many languages do you speak ? </text:p>
      <text:p text:style-name="P4"/>
      <text:p text:style-name="P4">This TV show takes place in a flat in Barcelona. The people are sharing the fl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0-12T11:00:45.404000000</dc:date>
    <meta:editing-duration>PT12M4S</meta:editing-duration>
    <meta:editing-cycles>4</meta:editing-cycles>
    <meta:document-statistic meta:table-count="0" meta:image-count="0" meta:object-count="0" meta:page-count="1" meta:paragraph-count="19" meta:word-count="164" meta:character-count="860" meta:non-whitespace-character-count="706"/>
  </office:meta>
</office:document-meta>
</file>